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ormato de imágen vectorial SVG.</text:h>
      <text:h text:style-name="Heading_20_3" text:outline-level="3">Introducción:</text:h>
      <text:p text:style-name="Standard"><text:span text:style-name="T1">Scalable Vector Graphics</text:span> (<text:span text:style-name="T1">SVG</text:span>) es un lenguaje para describir gráficos vectoriales<text:note text:id="ftn2" text:note-class="footnote"><text:note-citation>1</text:note-citation><text:note-body><text:p text:style-name="Footnote">Una imagen vectorial es una imagen digital formada por <text:span text:style-name="T1">objetos geométricos independientes</text:span> (segmentos, polígonos, arcos, etc.), cada uno de ellos definido por distintos <text:span text:style-name="T1">atributos matemáticos de forma</text:span>, de posición, de color, etc. Por ejemplo un círculo de color rojo quedaría definido por la posición de su centro, su radio, el grosor de línea y su color.<text:line-break/>Este formato de imagen es completamente distinto al formato de los gráficos rasterizados, también llamados imágenes matriciales, que están formados por <text:a xlink:type="simple" xlink:href="http://es.wikipedia.org/wiki/Pixel">pixeles</text:a>. El interés principal de los gráficos vectoriales es poder <text:span text:style-name="T1">ampliar el tamaño de una imagen a voluntad</text:span> sin sufrir el efecto de escalado que sufren los gráficos rasterizados. <text:tab/>Asimismo, permiten mover, estirar y retorcer imágenes de manera relativamente sencilla. </text:p></text:note-body></text:note> bidimensionales, tanto estáticos como animados (estos últimos con ayuda de SMIL<text:note text:id="ftn1" text:note-class="footnote"><text:note-citation>2</text:note-citation><text:note-body><text:p text:style-name="Footnote">SISMIL es el acrónimo de Synchronized Multimedia Integration Language (lenguaje de integración multimedia sincronizada) y es un estándar del World Wide Web Consortium (W3C) para presentaciones multimedia. El lenguaje SMIL permite integrar audio, video, imágenes, texto o cualquier otro contenido multimedia.<text:line-break/>SMIL se pronuncia (en inglés) de la misma manera que smile, que significa "sonrisa".</text:p><text:p text:style-name="Footnote"/></text:note-body></text:note>), en XML<text:note text:id="ftn0" text:note-class="footnote"><text:note-citation>3</text:note-citation><text:note-body><text:p text:style-name="Footnote"><text:span text:style-name="T1">XML</text:span>, sigla en inglés de <text:span text:style-name="T2">E</text:span><text:span text:style-name="T3">x</text:span><text:span text:style-name="T2">tensible </text:span><text:span text:style-name="T3">M</text:span><text:span text:style-name="T2">arkup </text:span><text:span text:style-name="T3">L</text:span><text:span text:style-name="T2">anguage</text:span> («lenguaje de marcas ampliable»), es un metalenguaje extensible de etiquetas desarrollado por el World Wide Web Consortium (W3C). Es una simplificación y adaptación del SGML y permite definir la gramática de lenguajes específicos (de la misma manera que HTML es a su vez un lenguaje definido por SGML). Por lo tanto XML <text:span text:style-name="T4">no es realmente un lenguaje en particular</text:span>, sino una manera de definir lenguajes para diferentes necesidades. Algunos de estos lenguajes que usan XML para su definición son XHTML, o MathML.</text:p></text:note-body></text:note>.</text:p>
      <text:p text:style-name="Text_20_body"/>
      <text:h text:style-name="Heading_20_2" text:outline-level="2">Soporte en los Browsers<text:note text:id="ftn3" text:note-class="footnote"><text:note-citation>4</text:note-citation><text:note-body><text:p text:style-name="Footnote">Navegador web. Ej: Mozilla Firefox, Opera, Internet Explorer.</text:p></text:note-body></text:note> actuales</text:h>
      <text:p text:style-name="Text_20_body"/>
      <text:h text:style-name="Heading_20_2" text:outline-level="2">Herramientas de edición SVG.</text:h>
      <text:p text:style-name="Text_20_body">Dentro de las aplicaciones propietarias comerciales contamos con <text:span text:style-name="T1">Adobe Illustrator, Corel Draw</text:span></text:p>
      <text:p text:style-name="Standard"/>
      <text:p text:style-name="Standard"/>
      <text:h text:style-name="P1" text:outline-level="2">Bibligrafía</text:h>
      <text:list xml:id="list1595097037" text:style-name="L1">
        <text:list-item>
          <text:p text:style-name="P2">Wikipedia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huel Defossé</meta:initial-creator>
    <meta:creation-date>2008-10-30T23:16:42</meta:creation-date>
    <meta:document-statistic meta:table-count="0" meta:image-count="0" meta:object-count="0" meta:page-count="2" meta:paragraph-count="12" meta:word-count="330" meta:character-count="2183"/>
    <dc:date>2008-10-31T02:17:56</dc:date>
    <dc:creator>Nahuel Defossé</dc:creator>
    <meta:editing-duration>PT02H00M44S</meta:editing-duration>
    <meta:editing-cycles>1</meta:editing-cycles>
    <meta:generator>OpenOffice.org/3.0$Linux OpenOffice.org_project/300m9$Build-9358</meta:generator>
    <meta:user-defined meta:name="Información 1"/>
    <meta:user-defined meta:name="Información 2"/>
    <meta:user-defined meta:name="Información 3"/>
    <meta:user-defined meta:name="Información 4"/>
  </office:meta>
</office:document-meta>
</file>